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4-12-20T22:33:01.884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Grammar.rsc|: 3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ConcreteSyntax.rsc|: 1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arsingRegressionTests.rsc|: 34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: 27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: 3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Grammar.rsc|(6480,186,&lt;180,0&gt;,&lt;182,38&gt;): FALSE "unsupported symbol for character class complement: \\char-class([range(9,9),range(10,10),range(13,13),range(32,32)])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ConcreteSyntax.rsc|(2641,109,&lt;83,0&gt;,&lt;83,10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Grammar.rsc|(6480,186,&lt;180,0&gt;,&lt;182,38&gt;): FALSE "unsupported symbol for character class complement: \\char-class([range(9,9),range(10,10),range(13,13),range(32,32)])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(7686,569,&lt;238,0&gt;,&lt;247,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(6643,471,&lt;216,0&gt;,&lt;225,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(450,183,&lt;26,0&gt;,&lt;35,1&gt;): FALSE test fails for arguments: {"ǁ䃕㙇㹪ƺ",(false:$4539-05-10T05:42:09.007+00:00$),[$5197-03-27T07:20:33.528+00:00$]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(1687,96,&lt;59,0&gt;,&lt;59,96&gt;): FALSE "inferred types"test fails for arguments: {&lt;"","0E4",-831097974,true,0.8010421253315431&gt;,&lt;"ODf","",-1770189406,true,0.9128081766149444&gt;,&lt;"","",-1395180415,false,0.09808562143216837&gt;,&lt;"","",938074873,true,0.2623470604661555&gt;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(160,41,&lt;7,0&gt;,&lt;8,31&gt;):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031 tests executed; 22 failed; 1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Grammar.rsc|: "unsupported symbol for character class complement: \\char-class([range(9,9),range(10,10),range(13,13),range(32,32)])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arsingRegressionTests.rsc|: "unsupported symbol for character class complement: \\char-class([range(9,9),range(10,10),range(13,13),range(32,32)])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yaml/Model.rsc|: Java("CompilerError","Internal compiler error: In function lang::yaml::Model/equalNodes(adt(\"Node\",[]);adt(\"Node\",[]);)#0/equalNodesRec(adt(\"Node\",[]);adt(\"Node\",[]);)#0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pTests.rsc|: Cannot execute due to compilation errors</text:p>
          </table:table-cell>
          <table:table-cell table:number-columns-repeated="1023"/>
        </table:table-row>
        <table:table-row table:style-name="ro1" table:number-rows-repeated="19">
          <table:table-cell table:style-name="ce24"/>
          <table:table-cell table:number-columns-repeated="1023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1"/>
          <table:table-cell table:number-columns-repeated="1023"/>
        </table:table-row>
        <table:table-row table:style-name="ro1" table:number-rows-repeated="18">
          <table:table-cell table:style-name="ce3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5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6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23:52:36.1076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12-20T23:56:57.683833000</dc:date>
    <meta:editing-duration>P31DT2H43M1S</meta:editing-duration>
    <meta:editing-cycles>107</meta:editing-cycles>
    <meta:generator>LibreOffice/4.3.3.2$MacOSX_X86_64 LibreOffice_project/9bb7eadab57b6755b1265afa86e04bf45fbfc644</meta:generator>
    <meta:document-statistic meta:table-count="5" meta:cell-count="447" meta:object-count="0"/>
  </office:meta>
</office:document-meta>
</file>